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 table:number-rows-repeated="10477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1:58:26.416723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5T22:02:43.361735922</dc:date>
    <dc:creator>Jesus Castagnetto</dc:creator>
    <meta:editing-duration>P6DT13H16M2S</meta:editing-duration>
    <meta:editing-cycles>574</meta:editing-cycles>
    <meta:generator>LibreOffice/7.1.4.2$Linux_X86_64 LibreOffice_project/10$Build-2</meta:generator>
    <meta:document-statistic meta:table-count="1" meta:cell-count="5779" meta:object-count="0"/>
  </office:meta>
</office:document-meta>
</file>